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17315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2150">
            <text:p>4215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Japeuthr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4.40000000000001">
            <text:p>−124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intertida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3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1490">
            <text:p>21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eted to represent 15-20 m depth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6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0100">
            <text:p>401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Arca boucard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9.599999999999994">
            <text:p>−89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intertidal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681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3300">
            <text:p>23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.8">
            <text:p>−10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18539-1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6800">
            <text:p>26800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2.099999999999994">
            <text:p>−72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680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5660">
            <text:p>25660</text:p>
          </table:table-cell>
          <table:table-cell table:style-name="ACE-0" office:value-type="float" office:value="810">
            <text:p>81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40000000000001">
            <text:p>−10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number-columns-repeated="239" table:style-name="ACE-0"/>
        </table:table-row>
        <table:table-row table:style-name="AROW-1" table:number-rows-repeated="4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18">
          <table:table-cell table:number-columns-repeated="5" table:style-name="ACE-0"/>
          <table:table-cell table:style-name="ACE-2"/>
          <table:table-cell table:number-columns-repeated="250" table:style-name="ACE-0"/>
        </table:table-row>
        <table:table-row table:style-name="AROW-0" table:number-rows-repeated="10">
          <table:table-cell table:number-columns-repeated="256" table:style-name="Gnumeric-default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2" gnm:cursor-row="5">
          <gnm:selection gnm:start-col="2" gnm:start-row="5" gnm:end-col="2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15T03:05:1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